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9.7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90.11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288pt"/>
    </style:style>
    <style:style style:name="co18" style:family="table-column">
      <style:table-column-properties fo:break-before="auto" style:column-width="75.2pt"/>
    </style:style>
    <style:style style:name="co19" style:family="table-column">
      <style:table-column-properties fo:break-before="auto" style:column-width="104.2pt"/>
    </style:style>
    <style:style style:name="co20" style:family="table-column">
      <style:table-column-properties fo:break-before="auto" style:column-width="326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A1:'Product Backlog'.A1 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office:value-type="string" calcext:value-type="string">
            <text:p>Khadka Robot Shop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office:value-type="string" calcext:value-type="string">
            <text:p>Prabesh Khadka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Prabesh Khadka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PK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201007" calcext:value-type="float" table:number-columns-spanned="2" table:number-rows-spanned="1">
            <text:p>1001201007</text:p>
          </table:table-cell>
          <table:covered-table-cell table:style-name="ce9"/>
          <table:table-cell table:style-name="ce9"/>
          <table:table-cell table:style-name="ce2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 table:number-columns-repeated="2"/>
        </table:table-row>
        <table:table-row table:style-name="ro1">
          <table:table-cell/>
          <table:table-cell table:style-name="ce2" table:number-columns-repeated="5"/>
          <table:table-cell table:style-name="ce9"/>
          <table:table-cell table:style-name="ce2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0" calcext:value-type="float">
            <text:p>10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2" calcext:value-type="float">
            <text:p>2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21" calcext:value-type="float">
            <text:p>21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 Parts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office:annotation draw:style-name="gr2" draw:text-style-name="P3" svg:width="82.18pt" svg:height="50.49pt" svg:x="213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C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Model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Browse Catalog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ew Customer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ales Agent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 Order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File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GUI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GUI_Create_parts</text:p>
          </table:table-cell>
          <table:table-cell table:style-name="ce12" office:value-type="float" office:value="9" calcext:value-type="float">
            <text:p>9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Create_model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GUI_Browse_Catalog</text:p>
          </table:table-cell>
          <table:table-cell table:style-name="ce12" office:value-type="float" office:value="11" calcext:value-type="float">
            <text:p>11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Robot_order</text:p>
          </table:table-cell>
          <table:table-cell table:style-name="ce12" office:value-type="float" office:value="12" calcext:value-type="float">
            <text:p>12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robot_order</text:p>
          </table:table-cell>
          <table:table-cell table:style-name="ce12" office:value-type="float" office:value="13" calcext:value-type="float">
            <text:p>13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table:content-validation-name="val1" office:value-type="string" calcext:value-type="string">
            <text:p>IW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GUI_Browse_Catalog</text:p>
          </table:table-cell>
          <table:table-cell table:style-name="ce12" office:value-type="float" office:value="16" calcext:value-type="float">
            <text:p>16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5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GUI_Save</text:p>
          </table:table-cell>
          <table:table-cell table:style-name="ce12" office:value-type="float" office:value="17" calcext:value-type="float">
            <text:p>17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 office:value-type="string" calcext:value-type="string">
            <text:p>GUI_Save</text:p>
          </table:table-cell>
          <table:table-cell table:style-name="ce12" office:value-type="float" office:value="18" calcext:value-type="float">
            <text:p>18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 office:value-type="string" calcext:value-type="string">
            <text:p>GUI_login</text:p>
          </table:table-cell>
          <table:table-cell table:style-name="ce12" office:value-type="float" office:value="21" calcext:value-type="float">
            <text:p>21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 office:value-type="string" calcext:value-type="string">
            <text:p>GUI_robot_order</text:p>
          </table:table-cell>
          <table:table-cell table:style-name="ce12" office:value-type="float" office:value="23" calcext:value-type="float">
            <text:p>23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7" office:value-type="float" office:value="6" calcext:value-type="float">
            <text:p>6</text:p>
          </table:table-cell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 office:value-type="string" calcext:value-type="string">
            <text:p>GUI_robot_order</text:p>
          </table:table-cell>
          <table:table-cell table:style-name="ce12" office:value-type="float" office:value="24" calcext:value-type="float">
            <text:p>24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7" office:value-type="float" office:value="6" calcext:value-type="float">
            <text:p>6</text:p>
          </table:table-cell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 office:value-type="string" calcext:value-type="string">
            <text:p>GUI_robot_order</text:p>
          </table:table-cell>
          <table:table-cell table:style-name="ce12" office:value-type="float" office:value="26" calcext:value-type="float">
            <text:p>26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7" office:value-type="float" office:value="6" calcext:value-type="float">
            <text:p>6</text:p>
          </table:table-cell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01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01 Backlog'.B6:'Sprint 01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3" table:number-columns-repeated="2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number-columns-repeated="3"/>
          <table:table-cell table:style-name="ce11" office:value-type="string" calcext:value-type="string">
            <text:p>***SPRINT 1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3-21T08:00:00" calcext:value-type="date">
            <text:p>03/21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3-28T08:00:00" calcext:value-type="date">
            <text:p>03/2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8" calcext:value-type="float">
            <text:p>1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8" calcext:value-type="float">
            <text:p>18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5" calcext:value-type="float">
            <text:p>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use case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Robot_par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dd methods to the 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menu option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Robot_par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main and 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head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pile the code along with the main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batte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arm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bine arm class with robot 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lass for torso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Locomot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lass for Locomot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Locomote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eate Part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irst sprint to blackboar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</table:table>
      <table:table table:name="Sprint 02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3"/>
          <table:table-cell table:style-name="ce11" office:value-type="string" calcext:value-type="string">
            <text:p>***SPRINT 2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3-28T08:00:00" calcext:value-type="date">
            <text:p>03/2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04T08:00:00" calcext:value-type="date">
            <text:p>04/04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9" calcext:value-type="float">
            <text:p>9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use case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n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dd model to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n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menu option for P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new_mode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vi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 option to view created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view_mod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menu option for P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ate Model</text:p>
          </table:table-cell>
          <table:table-cell office:value-type="string" calcext:value-type="string">
            <text:p>view_mode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login option for beloved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mbine the menu option with the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Browse_catal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menu option to view catalo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Browse_catal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menu option for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Browse_catalo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owse Catalog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second sprint to blackboar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</table:table>
      <table:table table:name="Sprint 03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3" calcext:value-type="float">
            <text:p>3</text:p>
          </table:table-cell>
          <table:table-cell table:style-name="ce2" table:number-columns-repeated="3"/>
          <table:table-cell table:style-name="ce11" office:value-type="string" calcext:value-type="string">
            <text:p>***SPRINT 3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04T08:00:00" calcext:value-type="date">
            <text:p>04/04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11T08:00:00" calcext:value-type="date">
            <text:p>04/11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19" calcext:value-type="float">
            <text:p>19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1" calcext:value-type="float">
            <text:p>1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Custom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new customers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Custom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code in order to save the created custom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Customer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les Agen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new SA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es Agen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 option to login as new SA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les Agent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ate 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ode to create new order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ate 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code for orders and combine it with menu option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te Order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default files to store robot 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default file to store robot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default file to store SA, PM’s lo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ead the saved histo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eate File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third sprint to the blackboard</text:p>
          </table:table-cell>
          <table:table-cell table:number-columns-repeated="1016"/>
        </table:table-row>
      </table:table>
      <table:table table:name="Sprint 04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ce54"/>
        <table:table-column table:style-name="co19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4" calcext:value-type="float">
            <text:p>4</text:p>
          </table:table-cell>
          <table:table-cell table:style-name="ce2" table:number-columns-repeated="3"/>
          <table:table-cell table:style-name="ce11" office:value-type="string" calcext:value-type="string">
            <text:p>***SPRINT 4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11T08:00:00" calcext:value-type="date">
            <text:p>04/11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18T08:00:00" calcext:value-type="date">
            <text:p>04/1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20" calcext:value-type="float">
            <text:p>2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5" calcext:value-type="float">
            <text:p>1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1" calcext:value-type="float">
            <text:p>1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7" calcext:value-type="float">
            <text:p>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Window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window for Create_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for Head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for Ar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for Torso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for locomot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for Batte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ead the saved histor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I Create_part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ourth sprint to the blackboard</text:p>
          </table:table-cell>
          <table:table-cell table:number-columns-repeated="1016"/>
        </table:table-row>
      </table:table>
      <table:table table:name="Sprint 05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ce54"/>
        <table:table-column table:style-name="co19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20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3"/>
          <table:table-cell table:style-name="ce11" office:value-type="string" calcext:value-type="string">
            <text:p>***SPRINT 5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18T08:00:00" calcext:value-type="date">
            <text:p>04/18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4-25T08:00:00" calcext:value-type="date">
            <text:p>04/25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21" calcext:value-type="float">
            <text:p>2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4" calcext:value-type="float">
            <text:p>1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3" calcext:value-type="float">
            <text:p>1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10" calcext:value-type="float">
            <text:p>1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5" calcext:value-type="float">
            <text:p>5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GUI window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and create window for Create_part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create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 for functionality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window for create robot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efine inputs for creating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displaying a dialog box for new model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sv file to store the input data for robot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message box displaying the data entered including total cos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final code for the sprin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I Create_model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fifth sprint to the blackboard</text:p>
          </table:table-cell>
          <table:table-cell table:number-columns-repeated="1016"/>
        </table:table-row>
      </table:table>
      <table:table table:name="Sprint 06 Backlog" table:style-name="ta1">
        <table:shapes>
          <draw:frame draw:z-index="0" draw:style-name="gr1" draw:text-style-name="P1" svg:width="295.37pt" svg:height="146.07pt" svg:x="321.76pt" svg:y="1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ce54"/>
        <table:table-column table:style-name="co19" table:default-cell-style-name="ce54"/>
        <table:table-column table:style-name="co18" table:default-cell-style-name="ce54"/>
        <table:table-column table:style-name="co13" table:default-cell-style-name="ce54"/>
        <table:table-column table:style-name="co16" table:default-cell-style-name="ce54"/>
        <table:table-column table:style-name="co20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3"/>
          <table:table-cell table:style-name="ce11" office:value-type="string" calcext:value-type="string">
            <text:p>***SPRINT 6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 office:value-type="date" office:date-value="2017-04-25T08:00:00" calcext:value-type="date">
            <text:p>04/25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 office:value-type="date" office:date-value="2017-05-02T08:00:00" calcext:value-type="date">
            <text:p>05/02/17 08:00 AM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24" calcext:value-type="float">
            <text:p>2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19" calcext:value-type="float">
            <text:p>19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7" calcext:value-type="float">
            <text:p>17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office:value-type="float" office:value="12" calcext:value-type="float">
            <text:p>1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office:value-type="float" office:value="10" calcext:value-type="float">
            <text:p>1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office:value-type="float" office:value="11" calcext:value-type="float">
            <text:p>1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office:value-type="float" office:value="4" calcext:value-type="float">
            <text:p>4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a use case diagram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use case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nd update class diagram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ave the class diagram in .xmi forma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the GUI window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pdate and create window for login rol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customer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login option for customers (GUI)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class for customer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mplement the GUI to view catalog and bill of sal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 Browse_catalog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GUI window to browse catalo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GUI Browse_catalog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GUI Robot_order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ode to update the robot order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GUI Robot_order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GUI save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default file to save the input 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GUI save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GUI Browse_catalog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gui to view the predefined catalog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GUI Browse_catalog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cod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I Robot_order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reate a <text:s/>gui logged in as SA to create an order for customer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I Robot_order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Write a code to view the bill of sale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I Robot_orders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Code for boss to view the bill of sale (GUI)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I Robot_orders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validity of created files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UI Robot_orders</text:p>
          </table:table-cell>
          <table:table-cell office:value-type="string" calcext:value-type="string">
            <text:p>Wrap_u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est the final code for the sprin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UI Robot_order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inalize the cod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bmit the sixth sprint to the blackboar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MX$</number:text>
      <number:number number:decimal-places="0" loext:min-decimal-places="0" number:min-integer-digits="1" number:grouping="true"/>
    </number:number-style>
    <number:number-style style:name="N163">
      <number:text>-MX$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MX$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MX$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MX$</number:text>
      <number:number number:decimal-places="2" loext:min-decimal-places="2" number:min-integer-digits="1" number:grouping="true"/>
    </number:number-style>
    <number:number-style style:name="N166">
      <number:text>-MX$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MX$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MX$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loext:text> MX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MX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MX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MX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MX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MX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07:32:32.012261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5-02T07:49:28.127351325</dc:date>
    <meta:editing-duration>PT17H57M18S</meta:editing-duration>
    <meta:editing-cycles>75</meta:editing-cycles>
    <meta:generator>LibreOffice/5.2.5.1$Linux_X86_64 LibreOffice_project/20m0$Build-1</meta:generator>
    <meta:document-statistic meta:table-count="7" meta:cell-count="150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89cm" svg:y="0.376cm" chart:style-name="ch2">
          <text:p>Product Backlog Burn Chart</text:p>
        </chart:title>
        <chart:plot-area chart:style-name="ch3" table:cell-range-address="'Product Backlog'.A1:'Product Backlog'.A1 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17cm" svg:y="11.056cm" chart:style-name="ch5">
              <text:p>Sprints</text:p>
            </chart:title>
          </chart:axis>
          <chart:axis chart:dimension="y" chart:name="primary-y" chart:style-name="ch6">
            <chart:title svg:x="0.451cm" svg:y="8.835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chart:label-cell-address="'Product Backlog'.A1:'Product Backlog'.A1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 Name:</text:p>
                <draw:g>
                  <svg:desc>'Product Backlog'.A1:'Product Backlog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33cm" svg:y="0.239cm" chart:style-name="ch2">
          <text:p>Sprint Burn Chart</text:p>
        </chart:title>
        <chart:plot-area chart:style-name="ch3" table:cell-range-address="'Sprint 01 Backlog'.B6:'Sprint 01 Backlog'.B13" svg:x="1.219cm" svg:y="1.121cm" svg:width="8.994cm" svg:height="2.949cm">
          <chartooo:coordinate-region svg:x="1.655cm" svg:y="1.32cm" svg:width="8.279cm" svg:height="2.103cm"/>
          <chart:axis chart:dimension="x" chart:name="primary-x" chart:style-name="ch4">
            <chart:title svg:x="5.235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01 Backlog'.B6:'Sprint 01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Sprint 01 Backlog'.B6:'Sprint 0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" xlink:type="simple" chart:class="chart:line" chart:style-name="ch1">
        <chart:title svg:x="3.433cm" svg:y="0.239cm" chart:style-name="ch2">
          <text:p>Sprint Burn Chart</text:p>
        </chart:title>
        <chart:plot-area chart:style-name="ch3" chart:data-source-has-labels="both" svg:x="1.219cm" svg:y="1.121cm" svg:width="8.994cm" svg:height="2.949cm">
          <chartooo:coordinate-region svg:x="1.655cm" svg:y="1.32cm" svg:width="8.279cm" svg:height="2.103cm"/>
          <chart:axis chart:dimension="x" chart:name="primary-x" chart:style-name="ch4" chartooo:axis-type="text">
            <chart:title svg:x="5.235cm" svg:y="4.173cm" chart:style-name="ch5">
              <text:p>Task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